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6pt" style:font-size-asian="16pt" style:font-size-complex="16pt"/>
    </style:style>
    <style:style style:name="P7" style:family="paragraph" style:parent-style-name="Standard" style:list-style-name="L4">
      <style:paragraph-properties fo:text-align="start" style:justify-single-word="false"/>
      <style:text-properties fo:font-size="16pt" style:font-size-asian="16pt" style:font-size-complex="16pt"/>
    </style:style>
    <style:style style:name="P8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style:font-size-asian="14pt" style:font-size-complex="14pt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4pt" style:font-size-asian="14pt" style:font-size-complex="14pt"/>
    </style:style>
    <style:style style:name="P12" style:family="paragraph" style:parent-style-name="Standard" style:list-style-name="L5">
      <style:paragraph-properties fo:text-align="start" style:justify-single-word="false"/>
      <style:text-properties fo:font-size="14pt" style:font-size-asian="14pt" style:font-size-complex="14pt"/>
    </style:style>
    <style:style style:name="P13" style:family="paragraph" style:parent-style-name="Standard" style:list-style-name="L6">
      <style:paragraph-properties fo:text-align="start" style:justify-single-word="false"/>
      <style:text-properties fo:font-size="14pt" style:font-size-asian="14pt" style:font-size-complex="14pt"/>
    </style:style>
    <style:style style:name="P14" style:family="paragraph" style:parent-style-name="Standard" style:list-style-name="L7">
      <style:paragraph-properties fo:text-align="start" style:justify-single-word="false"/>
      <style:text-properties fo:font-size="14pt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style:text-underline-style="none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ECIFICA DEI REQUISITI E</text:p>
      <text:p text:style-name="P1">DELL'ARCHITETTURA</text:p>
      <text:p text:style-name="P1"/>
      <text:p text:style-name="P5">SPECIFICA DEI REQUISITI </text:p>
      <text:p text:style-name="P2"/>
      <text:p text:style-name="P4">1. Introduzione</text:p>
      <text:p text:style-name="P9">Scopo: al fine di migliorare l'organizzazione e la comprensibilità del progetto e delle sue componenti, per la stesura della specifica viene seguito lo standard IEEE 830.</text:p>
      <text:p text:style-name="P9"/>
      <text:p text:style-name="P9">Ambito: l’applicazione software è finalizzata a rendere più semplice ed efficiente la gestione di una farmacia principalmente a livello di magazzino. <text:s/></text:p>
      <text:p text:style-name="P9"/>
      <text:p text:style-name="P9">Definizioni: </text:p>
      <text:p text:style-name="P9">User: ad utilizzare l'applicativo saranno principalmente il titolare e i dipendenti. </text:p>
      <text:p text:style-name="P9">Storico: lista degli ultimi ordini effettuati. </text:p>
      <text:p text:style-name="P9">DDT: documento di trasporto rilasciato dal fornitore con il dettaglio dei prodotti <text:s text:c="12"/><text:tab/>consegnati.</text:p>
      <text:p text:style-name="P9">Giacenza: quantità di prodotto presente in magazzino.</text:p>
      <text:p text:style-name="P9"/>
      <text:p text:style-name="P4">2. Descrizione Generale</text:p>
      <text:p text:style-name="P9">Prospettiva del Prodotto: il software è progettato specificamente per l'attività da cui è stato ideato, una prospettiva più ampia sul mercato richiederebbe l'inserimento di requisiti di sicurezza e di scalabilità su diversi tipi di magazzino.</text:p>
      <text:list xml:id="list1192422208345447286" text:style-name="L1">
        <text:list-item>
          <text:list>
            <text:list-header>
              <text:p text:style-name="P10"/>
            </text:list-header>
          </text:list>
        </text:list-item>
      </text:list>
      <text:p text:style-name="P9">Funzioni del Prodotto: nello specifico, l'applicazione si occupa di effettuare il riordino automatico settimanale dei prodotti dal consumo regolare (es. farmaci da banco), mentre gli altri ordini vengono effettuati manualmente, grazie anche a una lista monitorata dei prodotti esauriti, in esaurimento o in scadenza. Alla consegna, il documento di trasporto viene registrato e vengono aggiornate le giacenze a magazzino.</text:p>
      <text:p text:style-name="P9"/>
      <text:p text:style-name="P9">Caratteristiche degli utenti: l'interfaccia è semplice e consente la navigazione nel software e la compilazione dei campi senza particolare preparazione. </text:p>
      <text:p text:style-name="P9"/>
      <text:p text:style-name="P9">Vincoli: autenticazione con username e password. </text:p>
      <text:list xml:id="list1625018449210273351" text:style-name="L2">
        <text:list-item>
          <text:list>
            <text:list-header>
              <text:p text:style-name="P6"/>
            </text:list-header>
          </text:list>
        </text:list-item>
      </text:list>
      <text:p text:style-name="P2"/>
      <text:p text:style-name="P4">3. Requisiti Specifici</text:p>
      <text:p text:style-name="P9">Interfaccia Esterna: l’interfaccia utente presenta all'apertura la schermata di autenticazione, dopo la quale vengono mostrate le principali funzionalità. Non è necessario un sistema sicuro di accesso alla rete, è sufficiente un pc con sistema <text:soft-page-break/>operativo abbastanza recente da supportare il software.</text:p>
      <text:p text:style-name="P9"/>
      <text:p text:style-name="P9">Requisiti Funzionali:</text:p>
      <text:list xml:id="list7736593992832436605" text:style-name="L3">
        <text:list-item>
          <text:p text:style-name="P11">Autenticazione</text:p>
          <text:p text:style-name="P11"><text:span text:style-name="T1">Login</text:span>: inserire ‘username’ e ‘password’ in possesso del titolare e del personale.</text:p>
        </text:list-item>
        <text:list-item>
          <text:p text:style-name="P11">Home </text:p>
          <text:p text:style-name="P11"><text:span text:style-name="T1">Nuovo DDT</text:span>: consente di registrare un nuovo DDT. <text:s/></text:p>
          <text:p text:style-name="P11"><text:span text:style-name="T1">Nuovo Ordine</text:span>: consente di ordinare prodotti mancanti inserendo idprodotto e quantità. </text:p>
          <text:p text:style-name="P11"><text:span text:style-name="T1">Riepilogo ordini</text:span>: consente di visualizzare, modificare o cancellare (se non ancora spediti) gli ordini effettuati. </text:p>
          <text:p text:style-name="P11"><text:span text:style-name="T1">Scadenze:</text:span><text:span text:style-name="T2"> consente di visualizzare la lista dei prodotti prossimi alla scadenza.</text:span></text:p>
          <text:p text:style-name="P11"><text:span text:style-name="T1">Giacenze</text:span><text:span text:style-name="T2">: consente di visualizzare e modificare le giacenze a magazzino.</text:span></text:p>
          <text:p text:style-name="P11"/>
        </text:list-item>
      </text:list>
      <text:p text:style-name="P9">Requisiti sulle Performance: l'applicativo è semplice e non richiede elevate risorse computazionali per l'esecuzione delle sue funzioni.</text:p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ARCHITETTURA DEL SOFTWARE</text:p>
      <text:p text:style-name="P2"/>
      <text:p text:style-name="P4">1. Stile Architetturale</text:p>
      <text:p text:style-name="P9">Il software è strutturato sullo stile architetturale Model-View-Controller: il Model racchiude i componenti per la gestione del database, il View per l'interfaccia utente e il Controller per la coordinazione tra le altre due.</text:p>
      <text:list xml:id="list4295510322233481165" text:style-name="L4">
        <text:list-item>
          <text:list>
            <text:list-item>
              <text:list>
                <text:list-header>
                  <text:p text:style-name="P7"/>
                </text:list-header>
              </text:list>
            </text:list-item>
          </text:list>
        </text:list-item>
      </text:list>
      <text:p text:style-name="P4">2. Viste architetturali </text:p>
      <text:p text:style-name="P9">I modelli UML forniscono una rappresentazione delle varie componenti del sofware e le loro interazioni, nonché la base per la generazione dello scheletro del codice.</text:p>
      <text:p text:style-name="P9"/>
      <text:p text:style-name="P15">LOGICAL VIEW:</text:p>
      <text:list xml:id="list7012828790470010343" text:style-name="L5">
        <text:list-item>
          <text:p text:style-name="P12">Il Class Diagram modella le classi delle figure lavorative interne ed esterne da implementare con attributi e metodi. </text:p>
        </text:list-item>
        <text:list-item>
          <text:p text:style-name="P12">Il Sequence Diagram schematizza la sequenza di operazioni eseguite a seguito di un'ordine.</text:p>
        </text:list-item>
      </text:list>
      <text:p text:style-name="P9"/>
      <text:p text:style-name="P9">PROCESS VIEW:</text:p>
      <text:list xml:id="list8193753811589619097" text:style-name="L6">
        <text:list-item>
          <text:p text:style-name="P13">L’Activity Diagram viene utilizzato per rappresentare il processo di login.</text:p>
        </text:list-item>
      </text:list>
      <text:p text:style-name="P9"/>
      <text:p text:style-name="P9">USE CASE VIEW:</text:p>
      <text:list xml:id="list6090813035994070423" text:style-name="L7">
        <text:list-item>
          <text:p text:style-name="P14">Lo Use Case Diagram mostra le funzionalità messe a disposizione dal software.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7M3S</meta:editing-duration>
    <meta:editing-cycles>16</meta:editing-cycles>
    <meta:generator>OpenOffice/4.1.8$Win32 OpenOffice.org_project/418m3$Build-9803</meta:generator>
    <dc:date>2023-02-07T12:59:10.93</dc:date>
    <meta:document-statistic meta:table-count="0" meta:image-count="0" meta:object-count="0" meta:page-count="3" meta:paragraph-count="40" meta:word-count="483" meta:character-count="3445"/>
    <meta:user-defined meta:name="Info 1"/>
    <meta:user-defined meta:name="Info 2"/>
    <meta:user-defined meta:name="Info 3"/>
    <meta:user-defined meta:name="Info 4"/>
  </office:meta>
</office:document-meta>
</file>